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ndalu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Andalus" fo:font-size="8pt" fo:font-weight="bold" style:font-size-asian="8pt" style:font-weight-asian="bold" style:font-size-complex="8pt" style:font-weight-complex="bold"/>
    </style:style>
    <style:style style:name="P3" style:family="paragraph" style:parent-style-name="Standard">
      <style:paragraph-properties fo:text-align="start" style:justify-single-word="false"/>
      <style:text-properties style:font-name="Andalus" fo:font-size="8pt" fo:font-weight="bold" style:font-size-asian="8pt" style:font-weight-asian="bold" style:font-size-complex="8pt" style:font-weight-complex="bold"/>
    </style:style>
    <style:style style:name="P4" style:family="paragraph" style:parent-style-name="Standard">
      <style:paragraph-properties fo:text-align="start" style:justify-single-word="false"/>
      <style:text-properties style:font-name="Andalus" fo:font-size="8pt" fo:font-weight="normal" style:font-size-asian="8pt" style:font-weight-asian="normal" style:font-size-complex="8pt" style:font-weight-complex="normal"/>
    </style:style>
    <style:style style:name="P5" style:family="paragraph" style:parent-style-name="Standard">
      <style:paragraph-properties fo:text-align="start" style:justify-single-word="false"/>
      <style:text-properties style:font-name="Andalus" fo:font-size="8pt" fo:font-style="italic" fo:font-weight="normal"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Andalu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paragraph-properties fo:text-align="start" style:justify-single-word="false"/>
      <style:text-properties style:font-name="Andalus" fo:font-size="8pt" fo:font-style="normal" fo:font-weight="bold" style:font-size-asian="8pt" style:font-style-asian="normal" style:font-weight-asian="bold" style:font-size-complex="8pt" style:font-style-complex="normal" style:font-weight-complex="bold"/>
    </style:style>
    <style:style style:name="P8" style:family="paragraph" style:parent-style-name="Standard">
      <style:paragraph-properties fo:text-align="start" style:justify-single-word="false"/>
      <style:text-properties style:font-name="Andalus" fo:font-size="8pt" fo:font-style="normal" fo:font-weight="normal" style:font-size-asian="8pt" style:font-style-asian="normal" style:font-weight-asian="normal" style:font-size-complex="8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text:p>
      <text:p text:style-name="P1">The Quest</text:p>
      <text:p text:style-name="P2"/>
      <text:p text:style-name="P3"/>
      <text:p text:style-name="P3"><text:tab/><text:span text:style-name="T1">The sun came over the horizon. Normally it would have cast joy and warmth but darkness had fallen on the landscape, bleaching it of all color. The trees were cold and the north wind always blew. It was always winter there. The sun, which was usually so bright and beautiful, was now a flickering candle feebly casting out its light just before the darkness snuffed it out. The shadow cast by evil.</text:span></text:p>
      <text:p text:style-name="P4"><text:tab/>Eman sat at his window sill and gazed out at the scene. He felt no remorse just a twinge of dissatisfaction. His heart was ice. It was he who had done this. Eman was the son of the Dark Lord. He was expected to prepare to become king . To be a king (especially <text:s/>as powerful as the Dark Lord) you would have to sign papers and look through a large marble globe to see what misbehavior was going on in your kingdom. The only fun thing you got to do was watch heroes destroy your plan and try to stop them. “Of course, in my dad's case, that means utterly failing to do anything at all,” thought Eman. Despite his streak of failures in trying to capture Maran, the Dark Lord had managed to destroy some prosperous cities of Maroara (the once largely prosperous kingdom which is almost now completely taken over by the Dark Lord). The two cities, Ramadan and Nora were soon to fall to the power of the Dark Lord. The Revar and Elgand, the two strongest factions, were separated from each other to stop a rebellion from breaking out. In truth, Eman did not want to be king. He just wanted to make havoc and perhaps bully a peasant who wandered in his way.</text:p>
      <text:p text:style-name="P4"><text:tab/>Eman was more mischievous than his father liked him to be. He would carry out his duties but he would always throw in some quirk to his plan which his father could not see through. His father was often angry at him because of this. Once when the Dark Lord ordered Eman to “take care” of a rebellious person Eman babysat them for the rest of the day.</text:p>
      <text:p text:style-name="P4">“You were supposed to kill him!” screamed his father. </text:p>
      <text:p text:style-name="P4">“You did not say that in your orders,” said Eman, “You only told me to “take care” of him and I decided I would watch his actions for the rest of the day.”</text:p>
      <text:p text:style-name="P4">The Dark Lord sputtered in frustration.</text:p>
      <text:p text:style-name="P4">“Up to your room, Eman!” he demanded. “I think your sister should be sent on the next mission, Eman!”.</text:p>
      <text:p text:style-name="P4">“Yes, father,” said Eman. He inwardly smirked. </text:p>
      <text:p text:style-name="P4">Eman turned on his heel and stormed up the grand stairs to his bedroom. His bedroom was king sized and even if he tried he couldn't reach his arms around the bed. He sprawled on it. He felt restless. This was the one thing he didn't like about being mischievous. He always got in trouble. No matter how good the prank, the Dark Lord wouldn't even smile.</text:p>
      <text:p text:style-name="P4">“Jeez that dude needs a better sense of humor,” thought Eman. “So much for my efforts to make him laugh. Even the bird poop I gave him wouldn't suffice”.</text:p>
      <text:p text:style-name="P4"><text:tab/>He sat there for a while pondering what he should do. The room was immense and it was covered in embroidered tapestries. All the kings before his father hung on the wall posing to look the most regal and powerful as they could. There were four tapestries but only two were filled. The remaining two were for Eman and his father but neither of them had died yet so there was no tapestry to be made. Each Dark Lord had reined about a century. With dark magic the kings had lived longer than they were supposed to. They seemed to be in their late 20s when they were 50 years old! Most of the Dark Lords had died on battle or of a disease. The kings before were wiped out of history and the only one that remained was Gamin who was the King before the kingdom was destroyed. All good had been crushed below the ground. Evil had won.</text:p>
      <text:p text:style-name="P4"><text:tab/>Eman crept out of his room. He glanced around suspiciously. His eyes flicked from side to side trying to find any sign of danger. Then he snuck up a spiral staircase. It was dark in the staircase and there was only one torch. Eman snatched the torch off the wall and continued walking up the steps. He held out the torch in case anyone came down the stairs. They would have to get through the torch to get to him. Something about the spiral staircase unnerved him.</text:p>
      <text:p text:style-name="P5">“Aberva,” <text:span text:style-name="T2">he whispered. That was the spell for revealing any secrets the tunnel might have. Light suddenly lit up the staircase and there was laughter everywhere and young girls ran past him down the steps. He tried to stop one but when he looked at her face there was nothing but darkness again. The tunnel continued up and up, Eman was afraid it didn't end. He was considering heading back the way he came. Just as <text:s/>he was about to head back a dim shallow light peeped around the corner. He rounded the corner and there was a dusty corridor that lead to a painting. Behind the painting there were stain glass windows. Eman had never seen windows in a corridor and he was intrigued. As he drew closer, he started to notice the painting of the woman at the end of the corridor. She was laughing. Laughing. He had never seen laughing before. She was pretty and Eman wished for a brief moment that she was alive but then he realized that she would probably hate him like every other girl in the world. He stroked the frame of the picture and uncovered the lettering.</text:span></text:p>
      <text:p text:style-name="P7">'ONA <text:s/>'I 'A <text:s/></text:p>
      <text:p text:style-name="P8">Eman was confused he had never heard of a woman named Ona I A there was no such person in Damara history. He took a pace back, he must learn more about this Ona I A.</text:p>
      <text:p text:style-name="P8"><text:tab/>He spun on his heel and walked back out the dusty corridor. He looked up and found that there were more stairs leading upward. These steps were shrouded in mist and it seemed to call him. “Onward! Onward!” it urged.</text:p>
      <text:p text:style-name="P5"><text:span text:style-name="T2">Eman stepped into the mist and it reluctantly parted before him. The air was hot and wet, it clung to his skin. Eman stepped back. He would leave that </text:span><text:soft-page-break/><text:span text:style-name="T2">adventure for another day.</text:span></text:p>
      <text:p text:style-name="P8">“Eman! Eman!” called his father from downstairs.</text:p>
      <text:p text:style-name="P8"><text:tab/>Eman didn't reply. It would give away his whereabouts. He slid down the railing. Sliding down a railing was a much more efficient and silent way to travel down the steps because you couldn't sprint down a spiral staircase.</text:p>
      <text:p text:style-name="P8"><text:tab/>Eman landed gracefully on his feet ran to the next staircase and slid <text:s/>down that. When he reached the bottom he found his father glaring at him. He would be punished but the look on his fathers face was enough.</text:p>
      <text:p text:style-name="P8">“Eman!” commanded the Dark Lord “You're late! Your sister and I have already eaten our dinner!”.</text:p>
      <text:p text:style-name="P8">“And this means?”</text:p>
      <text:p text:style-name="P8">“You will be eating scraps!” </text:p>
      <text:p text:style-name="P8">“Mighty fine scraps you got their father, so similar to the real meal. Why is that?” asked Eman mockingly. Eman sat down and began wolfing down the food.</text:p>
      <text:p text:style-name="P8">The Dark Lord looked disgustedly at his son.</text:p>
      <text:p text:style-name="P8"/>
      <text:p text:style-name="P8"/>
      <text:p text:style-name="P6"><text:span text:style-name="T2">AT LAST THE DRAGON </text:span><text:span text:style-name="T3">reached the Revar. The Dragon swooped down from the sky. Aaron felt like he was getting blown off the saddle and even Maran had to cling for dear life to the dragons saddle. Ara plummeted in through the gates and raced through the Revar, and landed gracefully next to the grand building labeled. “THE DRAGON CORRIDORS”.</text:span></text:p>
      <text:p text:style-name="P8">“Wow, that was awesome!” commented Maran.</text:p>
      <text:p text:style-name="P8">“Yeah, I'm afraid to ride a dragon ever again,” said Aaron clutching his head.</text:p>
      <text:p text:style-name="P8">“I don't see why,” said Elvena.</text:p>
      <text:p text:style-name="P8">“Humph,” retorted Aaron.</text:p>
      <text:p text:style-name="P8">Kira came out from behind the shop. There was a purse slung over her shoulder and she was wandering around the Revar and she looked perfectly normal, if you didn't notice the bandages wrapped around her arm and shoulder.</text:p>
      <text:p text:style-name="P8">“Hi, Aaron!” she exclaimed. </text:p>
      <text:p text:style-name="P8">“Kira, you're better,”Aaron cried and hugged her.</text:p>
      <text:p text:style-name="P8">“Who's that?” asked Kira after Aaron released her.</text:p>
      <text:p text:style-name="P8">“Thats ah …,,” stammered Aaron.</text:p>
      <text:p text:style-name="P8">“I'm Maran,” said Maran.</text:p>
      <text:p text:style-name="P8">“Can you sword fight?” asked Kira.</text:p>
      <text:p text:style-name="P8">Maran nodded vaguely. He was uncertain what Kira meant by sword fight. He was used to fighting with a long wooden sword but he wasn't so convinced that was what they did in the Revar.</text:p>
      <text:p text:style-name="P8">“Lets see what you can do!” she cried and led him off to the battle arena. </text:p>
      <text:p text:style-name="P8"><text:tab/>Maran was bewildered. He had just met Kira and now she was pulling him along like a frightened child. Just a few hours ago he had been sitting in a dingy looking for help and here he was marching off to more combat related things. Kira pulled out two swords from a sheath and handed one to him. <text:s/>She explained to him the rules of combat and she seemed to ramble on and on. She explained the right of way rules and its origins and how if you were some Baron fighting another Baron for land whoever had the attack or was still alive won. Maran drifted off.</text:p>
      <text:p text:style-name="P8">“Uh-huh,” he nodded stupidly.</text:p>
      <text:p text:style-name="P8">“Are you listening to me!” demanded Kira.</text:p>
      <text:p text:style-name="P8">“Uh-, I mean, yes,” said Maran.</text:p>
      <text:p text:style-name="P8">“Let us begin!” cried Kira.</text:p>
      <text:p text:style-name="P8"><text:tab/>Maran hesitated momentarily, the sword was huge in his small hand and it was unlike the wooden practice swords he had used in Nora. Kira lunged at him when she saw the hesitation. Her blade swooped toward him in a deadly arch. Maran barely dodged the blow and leaped behind Kira. Before he could do anything Kira spun around and continued the attack. The entire time Maran made no effort to move his blade. Three times the blade whizzed past his head. He was about to dodge Kira's next blow when he realized that Kira was cutting in a different line. Maran clumsily parried Kira's blow. Kira realized the weakness in which he held the blade and she placed more pressure on it. Maran felt the sword slipping out of his hand and he just let it go. The sword went spinning out of control and clattered to the floor. Maran watched it go in mournfully. All of a sudden he felt steel at his throat. He turned and saw Kira pressing the sword into his throat.</text:p>
      <text:p text:style-name="P8">“I surrender,” said Maran. Maran dodged out of the way of the sword point and tripped Kira sending her sprawling on the ground, muffling a cry of “Hey!”. Maran wrenched the sword from her hand and advanced. Kira scrambled to her feet.</text:p>
      <text:p text:style-name="P8">“You lost,” she said sweat rolling down her cheeks.</text:p>
      <text:p text:style-name="P8">“Not the way I play,” said Maran sloppily cutting at her. Kira desperately ran backwards to avoid Maran's blade. She had no sword. Her foot touched something hard and metal. A plan began to form in her head.</text:p>
      <text:p text:style-name="P6"><text:span text:style-name="T3">“You never learned how to really sword fight, have you,” said Kira picking up the sword that lay on the ground. She flicked Maran's sword out of his </text:span><text:soft-page-break/><text:span text:style-name="T3">hand.</text:span></text:p>
      <text:p text:style-name="P8">“Truth be told, no I did not,” said Maran, “But I did learn how to use one of these!”.</text:p>
      <text:p text:style-name="P8">Maran drew a shiny knife from out of a leather sheath and brandished it in the air. He blunted the tip of the knife with a piece of wood. He did not intend to hurt Kira. He was just very competitive.</text:p>
      <text:p text:style-name="P6"><text:span text:style-name="T3">“Really with </text:span><text:span text:style-name="T1">that</text:span><text:span text:style-name="T3"> <text:s/>thing,” mocked Kira incredulously.</text:span></text:p>
      <text:p text:style-name="P6"><text:span text:style-name="T3">“Yes, with </text:span><text:span text:style-name="T1">this</text:span><text:span text:style-name="T3"> thing,” said Maran.</text:span></text:p>
      <text:p text:style-name="P8">Kira lunged. Maran side-stepped and cut to the wrist. </text:p>
      <text:p text:style-name="P8">“Ow,” said Kira. She didn't want to scream in front of Maran. Kira forced Maran into a wall. Maran desperately parried with his knife. He slid along the wall trying to find an opening.</text:p>
      <text:p text:style-name="P8"><text:tab/>He watched Kira cut and realized that under her ribcage was a weak spot. He started aggressively sliding to the left. He would hit Kira in the ribs after her next attack. Kira noticed this adjustment and narrowed her eyes. She was fighting a crafty opponent. It was likely that whatever Maran had planned was not good for her. She decided the best way to deal with it was to take the attack. She would disarm him of the strange knife and knock him to the ground. Maran was nearing the corner, his sneaky tactic wouldn't last for long. <text:s/>The cuts became closer and closer to his head and his parries became more and more frantic. Kira lunged for the attack and Maran could not dodge out of the way. He stepped forward and hit Kira in her weak spot. Kira dropped her sword and clutched her side. Maran offered her a hand.</text:p>
      <text:p text:style-name="P8">“Now that we have that settled,” said Maran, “Let's go get something to eat or drink.”</text:p>
      <text:p text:style-name="P8">“Thank you,” said Kira, “The food bar is around the corner.”</text:p>
      <text:p text:style-name="P8">“Yum,” said Maran finally realizing how hungry he was, “I haven't had a good meal in a few days.”</text:p>
      <text:p text:style-name="P8">Kira led Maran off to the food bar.</text:p>
      <text:p text:style-name="P8">“Can I have two fizzy drinks and a sandwich,” asked Kira.</text:p>
      <text:p text:style-name="P8">“Sandwich? Fizzy drink?” asked Maran.</text:p>
      <text:p text:style-name="P8">“You really do come from a strange place,” she mused, “You'll like them.”</text:p>
      <text:p text:style-name="P8">“Two silver pennies, ma'am,” said the manager handing them the snacks. Kira handed him two silver pennies. “Have a nice day,” said the manager.</text:p>
      <text:p text:style-name="P8"><text:tab/>Kira sat down at a table and invited Maran to sit with her. She handed Maran a fizzy drink (fizzy drinks are very much like pops today ) and gave him half of the sandwich. Maran bit into the sandwich.</text:p>
      <text:p text:style-name="P8">“Mm,” he said, “Delicious.”</text:p>
      <text:p text:style-name="P8">“I told you,” said Kira, “Now tell me about life in Nora.”</text:p>
      <text:p text:style-name="P8"><text:tab/>Maran explained; at the age of 13 you <text:s/>go to either a magic school or a battle school depending on your gender and the order that you are born in. He went on to explain that there were often raids on villages and whenever they fended a raid off, they partied for three days and nights. The men would sit, laugh, and talk, and get fat on the meat of their victory, while the women and children would play games simulating some of the greatest warriors. The one they celebrated the most was the Light Warrior. The Light Warrior would sneak into the palace at night and steal things from the Dark Lord. Rumor had it that the Light Warrior would stop the Dark Lord from taking over all of Nora. Then one day the Light Warrior was caught and there were rumors going around that the Light Warrior had died.</text:p>
      <text:p text:style-name="P8">“I believe differently though,” said Maran, “I think he is still out there somewhere, I think he was taken captive and forced to work as a slave. There is still hope left for Maroara”.</text:p>
      <text:p text:style-name="P8">“Kira! You awake!” cried Master Shamaran as he rounded the corner, “Who's that?”.</text:p>
      <text:p text:style-name="P8">“This is Maran,” introduced Kira.</text:p>
      <text:p text:style-name="P8">“And you two just met?” asked Master Shamaran.</text:p>
      <text:p text:style-name="P8">“Well …, yes,” said Kira.</text:p>
      <text:p text:style-name="P8">“Where's Aaron?”</text:p>
      <text:p text:style-name="P8">“I dunno,” said Kira, “He went somewhere.”</text:p>
      <text:p text:style-name="P8">“Of course, he went somewhere,” bellowed Master Shamaran, “I need the information he has!”</text:p>
      <text:p text:style-name="P8">The foolish grin vanished from his face.</text:p>
      <text:p text:style-name="P8">“I have some information!” cried Maran, “I was captured myself!”</text:p>
      <text:p text:style-name="P8">“Come with me whoever you are,” said Master Shamaran, “This is an urgent mission.”</text:p>
      <text:p text:style-name="P8"><text:tab/>Kira stormed after Maran and Master Shamaran. Her footfalls echoed in the room which drew Maran's attention to the immensity of the Revar. A tall tower was in the middle of a wide ground floor. The tower was marble and glistened in the sunlight coming in from the stained glass windows. The tower was surrounded by shops and most of all the dragon corridors. Dragons soared higher and higher up to the sky exit and entrance. Steps led up to three other levels.”</text:p>
      <text:p text:style-name="P6"><text:span text:style-name="T3"><text:tab/>Master Shamaran led Maran up to his study. The steps were marble like the tower and Maran's bare feet made no noise. The marble was cold <text:s/>and Maran had an urge to run ahead like he used to in Nora. Master Shamaran turned right onto a carpeted hallway. <text:s/>Zendara was beating up on the dummy of Slavnoth once more. The sound of her teeth on the shredded dummy echoed in the immense building. Maran looked over the balcony on his left and found himself looking at the floor below him. Master Shamaran turned into his office. He gestured for them to be seated and then took his own </text:span><text:soft-page-break/><text:span text:style-name="T3">seat. Master Shamaran picked up a note on his desk and examined it and then placed it back down again. </text:span></text:p>
      <text:p text:style-name="P8"><text:s/>“So, Maran, what do you know about Searat?” he asked.</text:p>
      <text:p text:style-name="P8">“He is the captain of a Damara ship,” answered Maran.</text:p>
      <text:p text:style-name="P8">“How did you escape?” asked Master Shamaran.</text:p>
      <text:p text:style-name="P8">“I didn't, he let me go,” said Maran.</text:p>
      <text:p text:style-name="P6"><text:span text:style-name="T3">“He </text:span><text:span text:style-name="T2">WHAT?” </text:span><text:span text:style-name="T3">asked Master Shamaran.</text:span></text:p>
      <text:p text:style-name="P8">“Let me go,” repeated Maran.</text:p>
      <text:p text:style-name="P8">“Why did he do that?” </text:p>
      <text:p text:style-name="P8">“He said I needed a better life because I was so good at playing the flute,” said Maran.</text:p>
      <text:p text:style-name="P8">“Your flute must have laid a spell on him of some type because Aaron's report implies that the captain of the ship is nothing like what you described.”</text:p>
      <text:p text:style-name="P8">“That's not Searat,” said Maran, “He would never be like that.”</text:p>
      <text:p text:style-name="P8">“Maybe that is not Searat,” said Master Shamaran.</text:p>
      <text:p text:style-name="P8">“Maybe,” said Maran. Maran wanted to believe that it wasn't Searat but his second mate was nothing like that. Thumb was stupid and if there was one thought in his head he would explode. Unless Captain Rumgut had risen up from the dead and taken over the ship again that monster was Searat.</text:p>
      <text:p text:style-name="P8">“It fits the name I guess,” thought Maran.</text:p>
      <text:p text:style-name="P8">“Maran, I need you to go find your friends and Aaron,” said Master Shamaran.</text:p>
      <text:p text:style-name="P8">“Sure, after that can I take a little nap in a room?” asked Maran.</text:p>
      <text:p text:style-name="P8">“Fine,” said Master Shamaran, “Now go!”</text:p>
      <text:p text:style-name="P8"><text:tab/>Maran got up and walked out the door. Kira was about to follow him but Master Shamaran held her back. “Sit down Kira,” he said, “we have some matters to discuss.”</text:p>
      <text:p text:style-name="P8">“Like what?” asked Kira.</text:p>
      <text:p text:style-name="P8">“Our next mission,” said Master Shamaran.</text:p>
      <text:p text:style-name="P8">“So what about it?” asked Kira.</text:p>
      <text:p text:style-name="P8">“I don't know exactly how you will do it but …,” started Master Shamaran.</text:p>
      <text:p text:style-name="P6"><text:span text:style-name="T2">“YOU DON'T KNOW!!!!!” </text:span><text:span text:style-name="T3">cried Kira, “You of all people should know our next mission. My part is to kill things. Yours is to find what to kill.”</text:span></text:p>
      <text:p text:style-name="P8">“You,'re not killing anything,” said Master Shamaran, “You're simply finding out the enemies weaknesses.”</text:p>
      <text:p text:style-name="P8">“Boring,” complained Kira.</text:p>
      <text:p text:style-name="P8">“Are you going on this or not?” asked Master Shamaran. He hated it when people whined.</text:p>
      <text:p text:style-name="P8">“Yes, so what do you need me to do? Scout?” asked Kira.</text:p>
      <text:p text:style-name="P8">“No, you must be more than a scout to do this. You must be strong, brave and clever and all of those things pertain to you,” said Master Shamaran.</text:p>
      <text:p text:style-name="P8"><text:tab/>Realization slapped Kira in the face. She was being sent on a mission that she might not return from. The Dark Lord had almost no weaknesses and he was surrounded by fortresses of evil. If she did not go, the land would be destroyed <text:s/>and there would be no more hope of fending off the Dark Lord. She had no other plan then to find the Dark Lord, find his weakness and hopefully kill him. Little did she know that as long as the four divisions that remained were divided the Dark Lord grew in strength.</text:p>
      <text:p text:style-name="P8"/>
      <text:p text:style-name="P8"/>
      <text:p text:style-name="P6"><text:span text:style-name="T2"><text:tab/>EMAN SAT IN THE LIBRARY </text:span><text:span text:style-name="T3">in the castle. He was surrounded by books, millions of books. Most of them were about the Dark Lord and his conquests and how he had captured all the cities. Over half the books in the Library had titles like;</text:span><text:span text:style-name="T1"> The Dark Lord and his conquests </text:span><text:span text:style-name="T3">or </text:span><text:span text:style-name="T1">The Great Kingdom of Damara. </text:span><text:span text:style-name="T3">Eman decided the shifting through all the “Dark Lord” books was pointless and he would have to ask the librarian. He rung the bell and a stocky man came running towards him.</text:span></text:p>
      <text:p text:style-name="P8">“What can I do for you, Master Eman,” said the librarian.</text:p>
      <text:p text:style-name="P8">“Bring me all the books before Damara,” said Eman.</text:p>
      <text:p text:style-name="P8">The Librarian looked at him quizzically. “What would the son of Damara be doing with books before Damara?” thought the librarian. The Librarian nodded stupidly.</text:p>
      <text:p text:style-name="P8">“Well, don't just stand there, GET ME BOOKS!” commanded Eman.</text:p>
      <text:p text:style-name="P8"><text:tab/>The librarian began pulling books off of different shelves. He ran around the corner of the bookshelves and vanished from view. Eman sighed. What would his father think when he found out what Eman was doing. Eman could already imagine the scowl on his fathers face. He could barely keep from laughing. Other lords of smaller sections of the Kingdom looked at him strangely as he rocked back and forth with laughter. A small child pointed a finger at him and said; “No Laughy. Library”.<text:tab/></text:p>
      <text:p text:style-name="P8"><text:tab/>Eman felt strange that he had been reprimanded by a small child. “Well, I guess even the child has better manners than me. I am certain that child would never dream of a simple practical joke,” thought Eman, “When I become King there will be a national joke day where everybody plays pranks on each other,”</text:p>
      <text:p text:style-name="P8"><text:tab/>The librarian came in puffing. He was pushing a huge cart which was only half full and nearly ran over Eman with it. </text:p>
      <text:p text:style-name="P8"><text:soft-page-break/>“Sorry, sir,” said the librarian earnestly, “these are all the before Damara books.”</text:p>
      <text:p text:style-name="P6"><text:span text:style-name="T3">Most of the books read: </text:span><text:span text:style-name="T1">Pre-Damara age; 1600-1700</text:span><text:span text:style-name="T3"> or </text:span><text:span text:style-name="T1">Pre-Damara age; 1700-1800</text:span><text:span text:style-name="T3">. Eman discarded those but one book read: </text:span><text:span text:style-name="T1">Art in the Renaissance</text:span><text:span text:style-name="T3"> </text:span><text:span text:style-name="T1">and Leonardo da Vinci</text:span><text:span text:style-name="T3">. He picked it up and began to read. Most of it was about Michelangelo. It talked about his interests and all the drawings he did. None of the them looked like the “OnA 'I'A”. At the back of the book there was one chapter labeled “Mona Lisa”. Eman turned the page expecting to see another dull picture. The woman who was laughing stared out at him just like the dusty picture in the corridor. His brain started to work. The “Mona Lisa” was the same thing as the “Ona 'I'A”, which meant that there must be more hidden letters. He put the book back on the cart and vanished up the stairs. He turned right and then left and turned into the staircase. He ran up the spiral staircase and then at the landing, he turned into the dusty corridor. Then he came to the picture of the Mona Lisa. He started to brush away the dust on the picture and found written in fine golden lines: “The Mona Lisa by Leonardo Davinci”. “Yes,” he thought. “I already know that. Now tell me something I don't know.”</text:span></text:p>
      <text:p text:style-name="P8"><text:tab/>Eman almost felt like hitting the picture, but he restrained himself. He scrubbed at the picture frame harder than ever, but it was no use. There were only some letters written in the ancient tongue: “Alsberth wen baworth.” Eman punched the wall next to the picture. It made no sense. His eyes scanned the corridor for any more clues. He was confused and bewildered. He had expected to find answers and there were none.</text:p>
      <text:p text:style-name="P8">His eyes fell on the remaining staircase. It was his only hope to find the answer to the mystery. It was beyond his knowledge of Damara, if it had to with Damara. Eman was almost certain that it didn't. He walked towards the hidden staircase and once again the mist that shrouded the staircase reluctantly withdrew. The mist eagerly closed behind him. The mist, which he now knew was fog, clung to his skin and shirt sleeves. A force pushed him backwards repelling him away from whatever lay before him. He struggled onwards. He took off his cloak and wrapped it around his waist. “Pexellith,” he muttered the incantation for cooling, but the fog remained as heavy as ever. Eman was a powerful wizard and barely anything was beyond his power. Usually clearing fog was a cakewalk for him. Something resisted him though. This was not just any fog. It was fog put there by the forces of good sent there to ward off all evil things. An evil person would be shoved out of the fog, if they came close to what it was guarding. The fog would discourage any evil being from going up there, but any one true of heart would pass with ease.</text:p>
      <text:p text:style-name="P8"><text:tab/>As Eman drew closer to the top, the fog became thicker than ever. It was stepping on him, crushing him. “Are you worthy?” it seemed to cry at him. A heavy wind started to blow. Eman clung to the railing. He had to know what was up there. His cloak was blown down the staircase and landed on the platform as if Eman had dropped it there. Eman grappled for a foothold. His hand fell on a door handle. He opened it and the mist withdrew. In the room were thousands of musical instruments. A piano stood in the middle of them and a little portable magical box sat on a stool next to it. Eman stepped into the room and shut the door softly behind him. There were music sheets and unfinished songs littered across the floor. On the wall hung a belt with ten slots: six of them were already filled and four more remained. The four divisions of Maroara all neatly lined up, a gem for each. Four gems remained; one for Nora, one for the Revar, one for Fencar and one for Elgand. When the belt was completed the Dark Lord would succeed or fail, depending on who got there first. Eman did not know this. He fancied the shiniest of the gems and thought they would make him look handsome. He placed the belt around his waist and admired the way the jewels danced in the sunlight. He pulled his shirt down over it. He had forgotten about the Mona Lisa, his focus was now on the many objects. Eman is a very greedy person. If he finds jewels, he will seek for more. If he find music, he will seek for more. He is always unsatisfied with what he has.</text:p>
      <text:p text:style-name="P8"><text:tab/>Eman's greedy fingers fell upon the small magical box. He pushed a few buttons and accidentally pushed the “Start” button. Music flowed out of the magical box. It started with Bach in the Baroque era. The music seemed dull to him but he couldn't quite find the “Stop” button and continued his search while Sonatinas and Sonatas floated past him. By the time it made it to the Romantic era Eman was thoroughly bored and was trying to pry open the door. When it got to Beethoven’s ninth, he stopped. He began to listen to it for once. The climax of the song raged on in the room and if you were on the main floor you might have been able to hear the magical box playing as loudly as it could down to the very last cable. Eman was amazed. He never heard such good music in his life and he had no idea what he had been missing. The belt underneath his shirt began to dimly glow. The turning had begun. He must have stayed there awhile because the next thing he knew was that his father was calling his name.</text:p>
      <text:p text:style-name="P8">“Eman! Eman!” his father screamed, “It is 2:00 am. Long past dinner time”.</text:p>
      <text:p text:style-name="P8">Eman opened the door with surprising ease. The fog was gone. Eman slid down the railing. The fog was glad to have him gone.</text:p>
      <text:p text:style-name="P8"><text:tab/>His father was glaring at him when he got down. In his hand was Eman's black cloak. There was a huge scowl on his face. </text:p>
      <text:p text:style-name="P8">“Eman! Do you remember what I told you about not exploring hidden places?” asked the Dark Lord.</text:p>
      <text:p text:style-name="P8">“No, father,” said Eman coolly.</text:p>
      <text:p text:style-name="P8">“You do know, and you broke many of my rules ON PURPOSE!!!!!” screamed the Dark Lord. He began to rant, “You are no longer my son! You have betrayed me and your family! You are an exile! Begone with you!”</text:p>
      <text:p text:style-name="P8">“How can I redeem myself, father?” asked Eman.</text:p>
      <text:p text:style-name="P8">“BRING ME THE GIRL WHO RIDES THE DRAGON!!!!!!” bellowed the Dark Lord, “GO PACK YOUR THINGS!!”.</text:p>
      <text:p text:style-name="P8"><text:tab/>Eman rode down the railing to the red carpeted corridor. He turned right and then collapsed onto his bed. He was exhausted. He pulled out a small suitcase and began to pack his things. He packed clothes and enough food to last for a few weeks. Eman walked slowly down the great steps to the main floor. His sister and father were already waiting for him. </text:p>
      <text:p text:style-name="P8">“Good-bye, exile!” declared his sister. She was overjoyed to see him leave town. She waved a little and then started talking to her father. Eman overheard a little bit.</text:p>
      <text:p text:style-name="P8">“What are you going to do about his hiding spot,” she asked.</text:p>
      <text:p text:style-name="P8"><text:soft-page-break/>“Destroy it,” said the Dark Lord, “I couldn't get up there so why should he,”.</text:p>
      <text:p text:style-name="P8"><text:tab/>Eman stopped still in his tracks. His hand fell on the little magical box. He thought of the piano and all the other instruments up there. For the first time in his life he felt a twinge of remorse. It hurt more than he ever could have imagined. He was used to leaving things behind but this was different. “No wonder, they say emotions restrain us,” thought Eman.</text:p>
      <text:p text:style-name="P8">“Is anything wrong, exile?” asked his sister. </text:p>
      <text:p text:style-name="P8">“No, everything is fine,” replied Eman. He could not let them destroy the place he had found. The only way to do that was to capture the girl with the dragon. Then he would return to his father happy and with the girl. He would be accepted into the family and he would be able to do whatever he wanted again. One of the Dark Lord's henchmen guided him up to a small boat and said; “Good luck, Prince Eman,”.</text:p>
      <text:p text:style-name="P8">Eman looked back in surprise at the henchman.</text:p>
      <text:p text:style-name="P8">“I am coming with you.”</text:p>
      <text:p text:style-name="P8">“Does that mean you're in exile too?”</text:p>
      <text:p text:style-name="P8">“No, but I want an adventure,”</text:p>
      <text:p text:style-name="P8">“What is your name?” </text:p>
      <text:p text:style-name="P8">“Keogh,”. </text:p>
      <text:p text:style-name="P8">“Okay, Keogh let's get this thing moving,” commanded Eman, “That was not a request,”</text:p>
      <text:p text:style-name="P8"><text:tab/></text:p>
      <text:p text:style-name="P8"/>
      <text:p text:style-name="P6"><text:span text:style-name="T3"><text:tab/></text:span><text:span text:style-name="T2">KIRA MOUNTED ZENDARA</text:span><text:span text:style-name="T3">. Her suitcase was slung over her shoulder. She waved good-bye to the small party. They all knew that she may not return from her mission. She was traveling to Damara. The current research had no solution to the problem that Kira was going to solve - the weakness. </text:span></text:p>
      <text:p text:style-name="P8">“Let's go Zendara,” she said. Zendara took off. Her legs bunched up underneath her. Her spine rippled <text:s/>and they were flying. The Revar swooshed past her. The battle arena, the Healer's room all the scenes she had seen for the last few months. She had left her small village on the coast and she had run to the Revar. Now she was leaving the Revar. It was nearly the same thing except it was much more painful. She wished she didn't have to go on this journey, but she was doing this to save the world from peril. She had been chosen.</text:p>
      <text:p text:style-name="P8"><text:tab/>The gates swung open as Kira left. Kira looked back over her shoulder. She watched the scene vanish from view. She would miss the Revar.</text:p>
      <text:p text:style-name="P8">“No use looking back,” said Zendara, “The Revar's gone. This is our mission so might as well accept it,”</text:p>
      <text:p text:style-name="P8">“I just wish I had a companion,” said Kira.</text:p>
      <text:p text:style-name="P8">“You do!” cried Zendara, “Unless you want me to drop you off in the sea.”</text:p>
      <text:p text:style-name="P8">“No, I mean a human, companion,” said Kira.</text:p>
      <text:p text:style-name="P8">“Ah-hah! You want that Maran boy to come with you don't you,” teased Zendara, “Then you two would be to busy talking and laughing that I wouldn't get to say anything at all,”</text:p>
      <text:p text:style-name="P8">“No, … well yes but not in the way you think,” said Kira.</text:p>
      <text:p text:style-name="P8">“Really?”</text:p>
      <text:p text:style-name="P8">“Humph”</text:p>
      <text:p text:style-name="P8"><text:tab/>It became chilly as the day wore on. Kira pulled her greenish-brown cape over her shoulders to stop from freezing. The sun was setting and the light reflected beautifully off Zendara's scales but as the sun grew closer and closer to the horizon line, they came closer to Damara where the creatures of the night live. Danger approached. The red and gold colors splashed in the sky hid the fact that as soon as the sun set, any good creature was in peril.</text:p>
      <text:p text:style-name="P8"><text:tab/>The sunset slowly faded away from the horizon. The warm gold glow became pink, then purple and then at last pitch black. An unearthly silence fell across across the sea, the only noise was the sound of Zendara's beating wings. The star and moon light were very faint .</text:p>
      <text:p text:style-name="P8">“Turn back strangers, turn back, you are not welcome here,” a malicious voice whispered. </text:p>
      <text:p text:style-name="P8">“Zendara, can we land soon,” said Kira.</text:p>
      <text:p text:style-name="P8">“Sure, as soon as I find a place to land,” said Zendara.</text:p>
      <text:p text:style-name="P8"><text:tab/>Zendara had been spooked by the wind too. Being a luck dragon meant she had sensed the coming of darkness before Kira had. Darkness was particularly scary to Luck Dragons because they were creatures of light and anything that lurked in the Dark spooked them. Both adventurers were glad when Zendara spotted land. It was freezing in the sky and they didn't want to be spotted by the creatures of the night. The island was covered in sand and there was no place to put food down, waves crashed onto the shore where no trees grew. Small hedges surrounded a patch of dull green grass. Kira lay down there and quickly fell asleep.</text:p>
      <text:p text:style-name="P8"/>
      <text:p text:style-name="P8"/>
      <text:p text:style-name="P6"><text:span text:style-name="T2"><text:tab/>SEARAT RELENTLESSLY URGED </text:span><text:span text:style-name="T3">his slaves onward. The soldiers prepared their spears and swords. The cannons came out from the sides of the boat. The flag of Damara flew above their head. They were to meet up with a few other ships on the same mission to lay siege to the Revar. The captains of the ships would meet and then they would decide their next plan of action. Soon another flag appeared on the horizon. Searat had troubles finding </text:span><text:soft-page-break/><text:span text:style-name="T3">what flag it was. As the ships came in clearer view,a thin smile spread over his face. It was the flag of Damara. His help had arrived. A huge fleet of ships, numbering about six, came into view. At the prow of each, a captain was urging their slaves on. The crooked smiles were identical and their whips beat down on the innocent with the same brutality. They had all been brainwashed by the Dark Lord.</text:span></text:p>
      <text:p text:style-name="P8">When the boats came closer Searat yelled to them;</text:p>
      <text:p text:style-name="P8">“Ahoy, maties!” he yelled, “Parley, mates!”.</text:p>
      <text:p text:style-name="P8">The ships pulled up next to each other and ropes were swung out. Searat's thorny feet easily walked across the bridge of ropes. He jumped casually down onto the deck of the ship. Six other captains were already waiting for him on the deck of the oldest captain, Samaritan. Searat walked carelessly across the backs of the slaves strewn across the floor. </text:p>
      <text:p text:style-name="P8">“Hey! How's it goin',” cried Searat.</text:p>
      <text:p text:style-name="P8">“We have some serious matters to attend to Searat,” said Captain Samaritan. </text:p>
      <text:p text:style-name="P8">“Oh sorry, Captain Samaritan I didn't mean to disturb your great planning but I think I deserve a share,” said Searat.</text:p>
      <text:p text:style-name="P8"><text:tab/>Another Captain that Searat didn't recognize took out a map of the Revar and placed it on the table. </text:p>
      <text:p text:style-name="P8">“We are to split up and come from different directions,” said Captain Samaritan, “Searat you are to take the southern side and make the first attack. The rest of us know where we are going. You are dismissed!”</text:p>
      <text:p text:style-name="P8">Searat's thorny feet crossed the bridge of ropes once more. As soon as his foot landed on deck the slaves, which had been resting, sped up to match the pace that Searat required of them.</text:p>
      <text:p text:style-name="P8">“Faster! Faster you slobbering beasts!” he commanded.</text:p>
      <text:p text:style-name="P8"><text:tab/>The boat sped rapidly towards the Revar. The Revar was not very alert because they had been used to peaceful days since Slavnoth was killed. Most people didn't invade the Revar any more because it was always well defended by heroes. Damara is a powerful nation and its forces are simple raiding troops. The Damara troops worked together to fight battles and the Dark Lord was behind all of their planning. He bent them to his will and then sent them out to do his evil deeds. When the Damara attacked there was no way to stop them unless you knew how … </text:p>
      <text:p text:style-name="P8"/>
      <text:p text:style-name="P8"/>
      <text:p text:style-name="P6"><text:span text:style-name="T3"><text:tab/></text:span><text:span text:style-name="T2">MARAN STOOD FORLORNLY </text:span><text:span text:style-name="T3">at the spot where Kira had left. He had just gotten there and had only been there for a day or two. He had not had time to meet all the people in the Revar and he regretted that. Now Kira was going away and may not ever return, and he was left all alone in the midst of the Revar. Elvena pulled on his arm. She had showered and her hair was grub-free. Her emerald-green eyes shone out of her face. In Elgand, the gem of their nation was the emerald and so it was natural for Elvena to have emerald colored eyes.</text:span></text:p>
      <text:p text:style-name="P8">“Come on, Maran,” she said. “You have been standing there for a while now.”</text:p>
      <text:p text:style-name="P8">“I know, I know. I just wish I could have met her.”</text:p>
      <text:p text:style-name="P8">“Well, you have met me perfectly well,” said Elvena. “And besides we can go out and have fun! This place is great!”</text:p>
      <text:p text:style-name="P8">“Okay, fine. I'll come, but it doesn't seem right to party while she's gone,” said Maran.</text:p>
      <text:p text:style-name="P8">“Come on. She'll be fine. She nearly beat you in that sword fight. What can happen?”</text:p>
      <text:p text:style-name="P8">“Let's go!” cried Maran walking down the hallway to the row of restaurants.</text:p>
      <text:p text:style-name="P8">They entered a restaurant called Seafood. Elvena said it made it feel more like her home. Amanar and Aaron were waiting for them and the table was set. </text:p>
      <text:p text:style-name="P8">“We haven't ordered yet so we could keep you company.”</text:p>
      <text:p text:style-name="P8">“That is nice of you,” said Maran sitting down in the fancy booth. </text:p>
      <text:p text:style-name="P8">“Nice seating!” exclaimed Elvena.</text:p>
      <text:p text:style-name="P8">“If you think the seating's good, I can't wait to see your expression when you see the food they serve here.”</text:p>
      <text:p text:style-name="P8">A waitress came along.</text:p>
      <text:p text:style-name="P8">“What would you like -”</text:p>
      <text:p text:style-name="P8">“Help! Help! Someone please help!” cried a voice from outside.</text:p>
      <text:p text:style-name="P8">“Ah... a sword and a knife, please.” said Maran dashing out of the restaurant.</text:p>
      <text:p text:style-name="P8">He sprinted down the hallway and turned a steep corner into the battle arena. He passed Master Shamaran as he was heading out. </text:p>
      <text:p text:style-name="P8">“The Revar is under attack,” exclaimed Maran.</text:p>
      <text:p text:style-name="P8">“It is?” replied Master Shamaran astonished.</text:p>
      <text:p text:style-name="P8">“Yes, I'm going to get my weapons,” said Maran.</text:p>
      <text:p text:style-name="P8">Maran ran into the battle arena and snatched the daggers, one long and fat, the other short and skinny. He buckled a belt with a sword scabbard attached. He placed the sword into the scabbard and then sprinted out to the main hallway.</text:p>
      <text:p text:style-name="P8">The hallway was swarming with sea scrum and soldiers from Damara. Searat stood towering above the soldiers. His twisted face was easily recognized by Maran.</text:p>
      <text:p text:style-name="P8">“Searat,” he muttered. “I'll kill that blasted scum.”</text:p>
      <text:p text:style-name="P6"><text:span text:style-name="T3">He charged into the onslaught. He slashed at random enemies as he passed and dodged their blows. A pathway of scum cleared before him. One of the enemy was able to claw at his shoulder, but Maran knocked him over. Maran was joined by Aaron and soon afterward by Elvena. Amanar stood behind </text:span><text:soft-page-break/><text:span text:style-name="T3">and fired arrows at the enemy. Elvena was using a lasso and a knotted rope to stun the opponent and then stab them with her keen knife. She held her own as Maran noticed and she fought with ferocity that he had never expected.</text:span></text:p>
      <text:p text:style-name="P8">“Head for that monster over there,” whispered Maran to Elvena.</text:p>
      <text:p text:style-name="P8">“Why?” asked Elvena.</text:p>
      <text:p text:style-name="P8">“That's Searat.”</text:p>
      <text:p text:style-name="P8">“Oh, I get it now,” replied Elvena. Aaron was bewildered when the pair took off and started running. Where were they going? There's only one way to find out, he thought.</text:p>
      <text:p text:style-name="P8">He blindly charged into the hoard. His blade flying wildly through the air. Performing multiple cuts, head cut, chest cut, flank cut, stab, chest cut, head cut, flank cut, stab …</text:p>
      <text:p text:style-name="P8">Aaron found himself going in a completely different direction than Maran and Elvena. He could still see their heads bobbing over the crowd. Whatever they wanted to do, they would have to do without Aaron. While Aaron hesitated, the enemy attacked him. Aaron spun around and battled them. The enemy was not very good at sword fighting and Aaron easily disarmed them. Now with their weapons cast aside, they touched Aaron. They seemed to work together even though they had not spoken a word to each other. They advanced, their arms coming forward in the same motion. Aaron stuck out his blade hoping that it would catch one of them. Unfortunately, it didn't. Aaron swung his blade in a circular motion hoping to cut the hands off of any attacker. </text:p>
      <text:p text:style-name="P8">This time two attackers fell, but three remained. They lunged at him and Aaron dodged. He stabbed one then in the chest and knocked another unconscious with the pommel of his sword. The remaining one picked up his sword and began to brandish it in the air.</text:p>
      <text:p text:style-name="P8">“Yeah, like that will scare me,” thought Aaron.</text:p>
      <text:p text:style-name="P8">Aaron thrust right to the heart of the enemy when the opponent's blade came crashing down just in time to parry's Aaron stab. The opponent brought his blade up above his head and then brought it crashing down where Aaron's head would have been. Aaron dodged the blow and deftly hit the waist. The opponent dropped his blade and ran screaming back towards where it came from.</text:p>
      <text:p text:style-name="P8"/>
      <text:p text:style-name="P6"><text:span text:style-name="T2">Maran and Elvena</text:span><text:span text:style-name="T3"> ran up the steps where Searat was standing overlooking the battle.</text:span></text:p>
      <text:p text:style-name="P8">“Well, well. If it isn't those two slaves I let free,” said Searat.</text:p>
      <text:p text:style-name="P8">“Hello, Searat!” muttered Maran venomously.</text:p>
      <text:p text:style-name="P8">“Oh, don't be a bad boy. Now entertain me, I am bored.”</text:p>
      <text:p text:style-name="P8">“Never! I am no longer your slave!” demanded Maran.</text:p>
      <text:p text:style-name="P8">“Ah, well. I tried,” said Searat. Five other captains emerged. “I do think we shall have to this the hard way.”</text:p>
      <text:p text:style-name="P8">“I definitely agree,” said Elvena.</text:p>
      <text:p text:style-name="P8">Elvena swung ferociously at Searat. Searat casually stepped aside and let her stroke fly by him.</text:p>
      <text:p text:style-name="P8">“Jolly good aim you there, my girl,” said Searat mockingly, but it didn't seem to be coming from him. His voice was deep and grave and all of the captains had spoken in unison.</text:p>
      <text:p text:style-name="P8">“The Dark Lord,” whispered Maran. Elvena looked up. The Dark Lord towered above them. He was covered in gold and jewels. On his fingers were many rings and over his shoulders was a black cape to match his eyes and heart.</text:p>
      <text:p text:style-name="P8">Maran swung at the image of the Dark Lord. The sword went straight through him.</text:p>
      <text:p text:style-name="P8">“I wouldn't waste my energy, if I were you,” said the Dark Lord. “You see, if you were to hurt me, you would have to find the entrance to my portal, which can only be accessed through my servants. Unless you believe you can kill my image, I find that you are pretty much dead.”</text:p>
      <text:p text:style-name="P8">The captains started closing in on Maran and Elvena. They all looked identical and Maran had some troubles deciding which one was Searat. Maran threw a short dagger at a captain. The captain stumbled backward clutching at his stomach. He turned so his back was facing Maran. Then he pulled it out and threw it to the ground.</text:p>
      <text:p text:style-name="P8">“That hurt!” cried the captain. “But no longer.”</text:p>
      <text:p text:style-name="P8">The captain to Maran's dismay joined in the troop of captains again. Maran lunged swinging his blade wildly. The captain dodged to late and his head came clean off. The captain beside the dead one shook his head in disbelief. He charged at Maran. The intent was to knock Maran to the ground, but Maran side-stepped and the captain landed foolishly on his face. Elvena swung her dagger down and cut off his head. The remaining four captains rammed into Maran. Four swords came bearing down on his neck. Maran defended wildly with his own sword, but the swords kept coming. The Dark Lord watched amused.</text:p>
      <text:p text:style-name="P8">“They fight to the death, little boy!” laughed the Dark Lord.</text:p>
      <text:p text:style-name="P8">“That's too bad!” cried Elvena. She swung her ropes around the captains and wrenched them off of Maran. One of the captains freed himself and ran down the steps. </text:p>
      <text:p text:style-name="P8">“Come back here, you fool!” demanded the Dark Lord. “You are a coward!”</text:p>
      <text:p text:style-name="P8">The Captain didn't listen. He was afraid of being chopped to bits by Maran and Elvena.</text:p>
      <text:p text:style-name="P8"><text:tab/>Another Captain freed himself and charged at Maran. Maran parried but his parries had not improved much since he had fought Kira. His sword spun out of his hand. </text:p>
      <text:p text:style-name="P8"><text:soft-page-break/>“Now what are you going to do without a sword little boy?” smirked the Dark Lord. The captain cackled along with him. The laughs were evil and they filled Maran with hatred. He secretly pulled out his knife which he kept around his belt at all times. He dropped to the ground slid underneath the Captains legs and cut off his head. The Captain dissolved as soon as he hit the ground. Out of the corner of his eye Maran saw Elvena battling a Captain. “Where are the others?” thought Maran <text:s/>he turned his head and two glowering Captains stared him in the face. Captain Samaritan punched him hard in the cheek bone. Maran was sent flying across the room, blood poured down his lip. Captain Samaritan and Searat charged at him. Maran barely dodged. He ran around a corner trying to escape from the Captains. The Captains kept pace with him. Maran reached for his small hunting knife hidden beneath his cloak. He threw it and hit Captain Samaritan in the throat. Samaritan pulled it out and his head fell off.</text:p>
      <text:p text:style-name="P8">“Agh!” was his last cry for mercy as he fell and hit the ground turning into a big pile of Dust. </text:p>
      <text:p text:style-name="P8">“Hey!” cried Searat. He charged at Maran. He pinned Maran to the wall his sword placed across Maran's neck. “I will kill you,”.</text:p>
      <text:p text:style-name="P8">“That is too bad,” said Maran, “Because that was my plan,”.</text:p>
      <text:p text:style-name="P8">He stabbed Searat in the stomach. Searat stumbled backward clutching his stomach.</text:p>
      <text:p text:style-name="P8">“Oooooooooooooooooowooooooooooooooh!”.</text:p>
      <text:p text:style-name="P8">Maran chopped of his head and watched Searat dissolve into a pile of dust.</text:p>
      <text:p text:style-name="P8">“It is to bad you turned evil,” said Maran.</text:p>
      <text:p text:style-name="P8"/>
      <text:p text:style-name="P8"/>
      <text:p text:style-name="P8">Maran and Elvena finished off the rest of the captains. After the captains had been killed, the rest of the army fled as well. It was sad like the end of most battles. Corpses of valiant Revar warriors lay dead upon the ground. Maran felt sad that this had happene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1-02T19:06:08.42</meta:creation-date>
    <dc:date>2012-12-02T13:14:20.75</dc:date>
    <dc:creator>Isadora White</dc:creator>
    <meta:editing-duration>P13DT11H32M11S</meta:editing-duration>
    <meta:editing-cycles>72</meta:editing-cycles>
    <meta:generator>OpenOffice.org/3.3$Win32 OpenOffice.org_project/330m20$Build-9567</meta:generator>
    <meta:printed-by>Isadora White</meta:printed-by>
    <meta:print-date>2012-11-04T19:23:02.42</meta:print-date>
    <meta:document-statistic meta:table-count="0" meta:image-count="0" meta:object-count="0" meta:page-count="9" meta:paragraph-count="240" meta:word-count="7978" meta:character-count="42017"/>
  </office:meta>
</office:document-meta>
</file>